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ff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1.0839in" style:auto-text-indent="false"/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 style:list-style-name="WWNum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3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L6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L7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8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L9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L10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Standard" style:list-style-name="L1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L1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3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14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15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16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17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18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L19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20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L2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1" style:family="paragraph" style:parent-style-name="Standard" style:list-style-name="L2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2" style:family="paragraph" style:parent-style-name="Standard" style:list-style-name="WWNum1">
      <style:paragraph-properties fo:margin-left="0.5in" fo:margin-right="0in" fo:text-indent="0in" style:auto-text-indent="false"/>
    </style:style>
    <style:style style:name="P33" style:family="paragraph" style:parent-style-name="Standard" style:list-style-name="L4">
      <style:paragraph-properties fo:margin-left="0.5in" fo:margin-right="0in" fo:text-indent="0in" style:auto-text-indent="false" fo:background-color="#ff33ff">
        <style:background-image/>
      </style:paragraph-properties>
      <style:text-properties fo:font-size="12pt" style:font-size-asian="12pt" style:font-size-complex="12pt"/>
    </style:style>
    <style:style style:name="P34" style:family="paragraph" style:parent-style-name="Standard">
      <style:paragraph-properties fo:margin-left="0.5in" fo:margin-right="0in" fo:text-indent="0in" style:auto-text-indent="false" fo:background-color="#99ff6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Standard" style:list-style-name="L16">
      <style:paragraph-properties fo:margin-left="0.5in" fo:margin-right="0in" fo:text-indent="0in" style:auto-text-indent="false" fo:background-color="#6666ff">
        <style:background-image/>
      </style:paragraph-properties>
      <style:text-properties fo:font-size="12pt" style:font-size-asian="12pt" style:font-size-complex="12pt"/>
    </style:style>
    <style:style style:name="P36" style:family="paragraph" style:parent-style-name="Standard" style:list-style-name="L18">
      <style:paragraph-properties fo:margin-left="0.5in" fo:margin-right="0in" fo:text-indent="0in" style:auto-text-indent="false" fo:background-color="#6666ff">
        <style:background-image/>
      </style:paragraph-properties>
      <style:text-properties fo:font-size="12pt" style:font-size-asian="12pt" style:font-size-complex="12pt"/>
    </style:style>
    <style:style style:name="P37" style:family="paragraph" style:parent-style-name="Standard" style:list-style-name="L19">
      <style:paragraph-properties fo:margin-left="0.5in" fo:margin-right="0in" fo:text-indent="0in" style:auto-text-indent="false" fo:background-color="#ff66ff">
        <style:background-image/>
      </style:paragraph-properties>
      <style:text-properties fo:font-size="12pt" style:font-size-asian="12pt" style:font-size-complex="12pt"/>
    </style:style>
    <style:style style:name="P38" style:family="paragraph" style:parent-style-name="Standard" style:list-style-name="L17">
      <style:paragraph-properties fo:margin-left="0.5in" fo:margin-right="0in" fo:text-indent="0in" style:auto-text-indent="false" fo:background-color="#ff00cc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Standard" style:list-style-name="L21">
      <style:paragraph-properties fo:margin-left="0.5in" fo:margin-right="0in" fo:text-indent="0in" style:auto-text-indent="false" fo:background-color="#3399ff">
        <style:background-image/>
      </style:paragraph-properties>
      <style:text-properties fo:font-size="12pt" style:font-size-asian="12pt" style:font-size-complex="12pt"/>
    </style:style>
    <style:style style:name="P40" style:family="paragraph" style:parent-style-name="Standard" style:list-style-name="L22">
      <style:paragraph-properties fo:margin-left="0.5in" fo:margin-right="0in" fo:text-indent="0in" style:auto-text-indent="false" fo:background-color="#ff66cc">
        <style:background-image/>
      </style:paragraph-properties>
      <style:text-properties fo:font-size="12pt" style:font-size-asian="12pt" style:font-size-complex="12pt"/>
    </style:style>
    <style:style style:name="P41" style:family="paragraph" style:parent-style-name="Standard" style:list-style-name="L1">
      <style:paragraph-properties fo:background-color="#ff66ff">
        <style:background-image/>
      </style:paragraph-properties>
      <style:text-properties fo:font-size="14pt" style:font-size-asian="14pt" style:font-size-complex="14pt"/>
    </style:style>
    <style:style style:name="P42" style:family="paragraph" style:parent-style-name="Standard" style:list-style-name="L2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3" style:family="paragraph" style:parent-style-name="Standard" style:list-style-name="L3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4" style:family="paragraph" style:parent-style-name="Standard" style:list-style-name="L6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5" style:family="paragraph" style:parent-style-name="Standard" style:list-style-name="L7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6" style:family="paragraph" style:parent-style-name="Standard" style:list-style-name="L13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7" style:family="paragraph" style:parent-style-name="Standard" style:list-style-name="L20">
      <style:paragraph-properties fo:margin-top="0in" fo:margin-bottom="0.139in" fo:line-height="0.1917in" fo:text-align="start" style:justify-single-word="false" fo:background-color="#ff33ff">
        <style:background-image/>
      </style:paragraph-properties>
      <style:text-properties fo:font-size="12pt" style:font-size-asian="12pt" style:font-size-complex="12pt"/>
    </style:style>
    <style:style style:name="P48" style:family="paragraph" style:parent-style-name="Standard" style:list-style-name="L6">
      <style:paragraph-properties fo:margin-top="0in" fo:margin-bottom="0.139in" fo:line-height="0.1917in" fo:text-align="start" style:justify-single-word="false" fo:background-color="#ff33ff">
        <style:background-image/>
      </style:paragraph-properties>
    </style:style>
    <style:style style:name="P49" style:family="paragraph" style:parent-style-name="Standard" style:list-style-name="L18">
      <style:paragraph-properties fo:margin-top="0in" fo:margin-bottom="0.139in" fo:line-height="0.1917in" fo:text-align="start" style:justify-single-word="false"/>
      <style:text-properties fo:font-size="12pt" style:font-size-asian="12pt" style:font-size-complex="12pt"/>
    </style:style>
    <style:style style:name="P50" style:family="paragraph" style:parent-style-name="Standard" style:list-style-name="L8">
      <style:paragraph-properties fo:margin-top="0in" fo:margin-bottom="0.139in" fo:line-height="0.1917in" fo:text-align="start" style:justify-single-word="false" fo:background-color="#ccff00">
        <style:background-image/>
      </style:paragraph-properties>
      <style:text-properties fo:font-size="12pt" style:font-size-asian="12pt" style:font-size-complex="12pt"/>
    </style:style>
    <style:style style:name="P51" style:family="paragraph" style:parent-style-name="Standard" style:list-style-name="L9">
      <style:paragraph-properties fo:margin-top="0in" fo:margin-bottom="0.139in" fo:line-height="0.1917in" fo:text-align="start" style:justify-single-word="false" fo:background-color="#ccff66">
        <style:background-image/>
      </style:paragraph-properties>
      <style:text-properties fo:font-size="12pt" style:font-size-asian="12pt" style:font-size-complex="12pt"/>
    </style:style>
    <style:style style:name="P52" style:family="paragraph" style:parent-style-name="Standard" style:list-style-name="L10">
      <style:paragraph-properties fo:margin-top="0in" fo:margin-bottom="0.139in" fo:line-height="0.1917in" fo:text-align="start" style:justify-single-word="false" fo:background-color="#ff3399">
        <style:tab-stops>
          <style:tab-stop style:position="5.6665in"/>
        </style:tab-stops>
        <style:background-image/>
      </style:paragraph-properties>
      <style:text-properties fo:font-size="12pt" style:font-size-asian="12pt" style:font-size-complex="12pt"/>
    </style:style>
    <style:style style:name="P53" style:family="paragraph" style:parent-style-name="Standard" style:list-style-name="L11">
      <style:paragraph-properties fo:margin-top="0in" fo:margin-bottom="0.139in" fo:line-height="0.1917in" fo:text-align="start" style:justify-single-word="false" fo:background-color="#ffff66">
        <style:background-image/>
      </style:paragraph-properties>
      <style:text-properties fo:font-size="12pt" style:font-size-asian="12pt" style:font-size-complex="12pt"/>
    </style:style>
    <style:style style:name="P54" style:family="paragraph" style:parent-style-name="Standard" style:list-style-name="L12">
      <style:paragraph-properties fo:margin-top="0in" fo:margin-bottom="0.139in" fo:line-height="0.1917in" fo:text-align="start" style:justify-single-word="false" fo:background-color="#99ff99">
        <style:background-image/>
      </style:paragraph-properties>
      <style:text-properties fo:font-size="12pt" style:font-size-asian="12pt" style:font-size-complex="12pt"/>
    </style:style>
    <style:style style:name="P55" style:family="paragraph" style:parent-style-name="Standard" style:list-style-name="L15">
      <style:paragraph-properties fo:margin-top="0in" fo:margin-bottom="0.139in" fo:line-height="0.1917in" fo:text-align="start" style:justify-single-word="false" fo:background-color="#99ff99">
        <style:background-image/>
      </style:paragraph-properties>
      <style:text-properties fo:font-size="12pt" style:font-size-asian="12pt" style:font-size-complex="12pt"/>
    </style:style>
    <style:style style:name="P56" style:family="paragraph" style:parent-style-name="Standard" style:list-style-name="L14">
      <style:paragraph-properties fo:margin-top="0in" fo:margin-bottom="0.139in" fo:line-height="0.1917in" fo:text-align="start" style:justify-single-word="false" fo:background-color="#6666ff">
        <style:background-image/>
      </style:paragraph-properties>
      <style:text-properties fo:font-size="12pt" style:font-size-asian="12pt" style:font-size-complex="12pt"/>
    </style:style>
    <style:style style:name="P57" style:family="paragraph" style:parent-style-name="Standard" style:list-style-name="L5">
      <style:paragraph-properties fo:background-color="#ff33ff">
        <style:background-image/>
      </style:paragraph-properties>
      <style:text-properties fo:font-size="12pt" style:font-size-asian="12pt" style:font-size-complex="12pt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2" style:family="text"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IN" style:font-size-asian="12pt" style:font-size-complex="12pt"/>
    </style:style>
    <style:style style:name="T5" style:family="text">
      <style:text-properties fo:color="#ff0000" fo:font-size="12pt" fo:font-weight="bold" style:font-size-asian="12pt" style:font-weight-asian="bold" style:font-size-complex="12pt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fo:language="en" fo:country="IN" style:font-size-asian="12pt" style:font-size-complex="12pt"/>
    </style:style>
    <style:style style:name="T8" style:family="text">
      <style:text-properties fo:color="#ff0000" fo:font-size="12pt" fo:language="en" fo:country="IN" fo:font-weight="bold" style:font-size-asian="12pt" style:font-weight-asian="bold" style:font-size-complex="12pt"/>
    </style:style>
    <style:style style:name="T9" style:family="text"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T10" style:family="text">
      <style:text-properties fo:color="#00000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b050" style:text-position="0% 0%" style:font-name="Calibri" fo:font-size="12pt" fo:letter-spacing="normal" fo:language="en" fo:country="IN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fo:color="#2e74b5" style:text-position="0% 0%" style:font-name="Calibri" fo:font-size="12pt" fo:letter-spacing="normal" fo:font-weight="bold" style:font-name-asian="Calibri1" style:font-size-asian="12pt" style:font-weight-asian="bold" style:font-name-complex="Calibri1"/>
    </style:style>
    <style:style style:name="T13" style:family="text">
      <style:text-properties fo:color="#2e74b5" style:text-position="0% 0%" style:font-name="Calibri" fo:font-size="12pt" fo:letter-spacing="normal" style:font-name-asian="Calibri1" style:font-size-asian="12pt" style:font-name-complex="Calibri1"/>
    </style:style>
    <style:style style:name="T14" style:family="text">
      <style:text-properties fo:color="#2e74b5" style:text-position="0% 0%" style:font-name="Calibri" fo:letter-spacing="normal" fo:font-weight="bold" style:font-name-asian="Calibri1" style:font-weight-asian="bold" style:font-name-complex="Calibri1"/>
    </style:style>
    <style:style style:name="T15" style:family="text">
      <style:text-properties fo:color="#2e74b5" style:text-position="0% 0%" style:font-name="Calibri" fo:letter-spacing="normal" style:font-name-asian="Calibri1" style:font-name-complex="Calibri1"/>
    </style:style>
    <text:list-style style:name="L1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4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4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5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4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5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5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5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ySQL Assignments</text:span><text:span text:style-name="T2"> (</text:span><text:bookmark text:name="_GoBack"/><text:span text:style-name="T2">veer chandra)</text:span></text:p>
      <text:p text:style-name="P2"><text:s/>EMP ID-66262</text:p>
      <text:p text:style-name="Standard"/>
      <text:p text:style-name="P3">1)<text:tab/>Select Queries</text:p>
      <text:p text:style-name="P7">1.<text:tab/>Display all departments from department table.</text:p>
      <text:p text:style-name="P4"><text:span text:style-name="T3"><text:tab/></text:span><text:span text:style-name="T5">SELECT * FROM DEPT</text:span><text:span text:style-name="T8">;</text:span></text:p>
      <text:list xml:id="list3267623359005228642" text:style-name="WWNum1">
        <text:list-item>
          <text:p text:style-name="P10">Display all employees from employee table.</text:p>
        </text:list-item>
      </text:list>
      <text:p text:style-name="Standard"><text:span text:style-name="T4"><text:s text:c="28"/></text:span><text:span text:style-name="T9"><text:s/>select * from emp;</text:span></text:p>
      <text:list xml:id="list32536932" text:continue-numbering="true" text:style-name="WWNum1">
        <text:list-item>
          <text:p text:style-name="P10">Select the employee in department 30.</text:p>
        </text:list-item>
      </text:list>
      <text:p text:style-name="P8">select * from emp where dept_no = 3;</text:p>
      <text:list xml:id="list32546513" text:continue-numbering="true" text:style-name="WWNum1">
        <text:list-item>
          <text:p text:style-name="P10">List the names, numbers and departmentno of all clerks.</text:p>
        </text:list-item>
      </text:list>
      <text:p text:style-name="P4"><text:span text:style-name="T4"><text:s text:c="13"/></text:span><text:span text:style-name="T9">select name,id,dept_no from emp where role='clerk';</text:span></text:p>
      <text:list xml:id="list32555375" text:continue-numbering="true" text:style-name="WWNum1">
        <text:list-item>
          <text:p text:style-name="P10">Find the depart numbers and the name of employee of all dept with Deptno greater or equal to 20.</text:p>
        </text:list-item>
      </text:list>
      <text:p text:style-name="P5"><text:s text:c="11"/>select dept_no,name from emp where dept_no &gt;= 2;</text:p>
      <text:list xml:id="list32535767" text:continue-numbering="true" text:style-name="WWNum1">
        <text:list-item>
          <text:p text:style-name="P32"><text:span text:style-name="T3">Find the employees whose commission is greater than their</text:span><text:span text:style-name="T6"> </text:span><text:span text:style-name="T10">salary.</text:span></text:p>
        </text:list-item>
      </text:list>
      <text:p text:style-name="P5"><text:s text:c="11"/>select commission from emp where salary&lt;commission;</text:p>
      <text:list xml:id="list32558342" text:continue-numbering="true" text:style-name="WWNum1">
        <text:list-item>
          <text:p text:style-name="P10">Find the employees whose commission is greater than 60 percent of their salary.</text:p>
        </text:list-item>
      </text:list>
      <text:p text:style-name="P4"><text:span text:style-name="T4"><text:s text:c="9"/></text:span><text:span text:style-name="T7"><text:s/></text:span><text:span text:style-name="T9">select * from emp where COMMISSION&gt; (0.6)*salary;</text:span></text:p>
      <text:list xml:id="list32563383" text:continue-numbering="true" text:style-name="WWNum1">
        <text:list-item>
          <text:p text:style-name="P10">Find the employee whose commission is greater than 50 percent of their salary. The result must show only one record.</text:p>
        </text:list-item>
      </text:list>
      <text:p text:style-name="P4"><text:span text:style-name="T4"><text:s text:c="10"/></text:span><text:span text:style-name="T9"><text:s/>select * from emp where COMMISSION &gt; (0.5)*salary;</text:span></text:p>
      <text:list xml:id="list32552602" text:continue-numbering="true" text:style-name="WWNum1">
        <text:list-item>
          <text:p text:style-name="P10">List the name, job and salary of all employees in dept 20 who earn more than 2000.</text:p>
        </text:list-item>
      </text:list>
      <text:p text:style-name="P4"><text:soft-page-break/><text:span text:style-name="T4"><text:s text:c="3"/></text:span><text:span text:style-name="T9">select name,role,salary from emp where dept_no = 2 and salary&gt;2000;</text:span></text:p>
      <text:p text:style-name="P5"/>
      <text:list xml:id="list32542973" text:continue-numbering="true" text:style-name="WWNum1">
        <text:list-item>
          <text:p text:style-name="P10">Find all salesmen in dept 30 whose salary is greater than or equal to Rs. 1500.</text:p>
        </text:list-item>
      </text:list>
      <text:p text:style-name="P4"><text:span text:style-name="T4"><text:s text:c="15"/></text:span><text:span text:style-name="T9">select * from emp where dept_no = 3 and salary&gt;=1500;</text:span></text:p>
      <text:list xml:id="list32538850" text:continue-numbering="true" text:style-name="WWNum1">
        <text:list-item>
          <text:p text:style-name="P10">Find all the employees whose job is either a president or manager.</text:p>
        </text:list-item>
      </text:list>
      <text:p text:style-name="P4"><text:span text:style-name="T4"><text:s text:c="11"/></text:span><text:span text:style-name="T9">select * from emp where role in ('president','manager');</text:span></text:p>
      <text:list xml:id="list32553591" text:continue-numbering="true" text:style-name="WWNum1">
        <text:list-item>
          <text:p text:style-name="P10">Find all managers who are not in dept 30.</text:p>
        </text:list-item>
      </text:list>
      <text:p text:style-name="Standard"><text:span text:style-name="T4"><text:s text:c="22"/></text:span><text:span text:style-name="T9">select * from emp where dept_no != 30 <text:s/>and role='manager';</text:span></text:p>
      <text:list xml:id="list32546461" text:continue-numbering="true" text:style-name="WWNum1">
        <text:list-item>
          <text:p text:style-name="P10">Find the details of all managers and clerks in dept 10.</text:p>
        </text:list-item>
      </text:list>
      <text:p text:style-name="P4"><text:span text:style-name="T4"><text:s text:c="6"/></text:span><text:span text:style-name="T9"><text:s/>select * from emp where role in ('clerk','manager') and DEPT_NO=1;</text:span></text:p>
      <text:list xml:id="list32536937" text:continue-numbering="true" text:style-name="WWNum1">
        <text:list-item>
          <text:p text:style-name="P10">Find the details of all manager (in any dept) and all clerks in dept 10</text:p>
        </text:list-item>
      </text:list>
      <text:p text:style-name="P4"><text:span text:style-name="T4"><text:s text:c="8"/></text:span><text:span text:style-name="T9">select * from emp where role = 'manager' or (role = 'clerk' and dept_no = 1);</text:span></text:p>
      <text:list xml:id="list32564601" text:continue-numbering="true" text:style-name="WWNum1">
        <text:list-item>
          <text:p text:style-name="P10">Find the details of all managers in dept 10 and all clerks in dept 20.</text:p>
        </text:list-item>
      </text:list>
      <text:p text:style-name="P4"><text:span text:style-name="T4"><text:s text:c="2"/></text:span><text:span text:style-name="T9">select * from emp where (role = 'manager' and dept_no = 10) or (role = 'clerk' and dept_no = 20) ;</text:span></text:p>
      <text:list xml:id="list32552287" text:continue-numbering="true" text:style-name="WWNum1">
        <text:list-item>
          <text:p text:style-name="P10">Find all employees who are neither clerks nor manager but whose salary is greater than or equal to Rs. 2000.</text:p>
        </text:list-item>
      </text:list>
      <text:p text:style-name="P5"><text:s/>select * from emp <text:s/>where salary &gt;= 2000 and role not in ('clerk','mananger');</text:p>
      <text:list xml:id="list32550174" text:continue-numbering="true" text:style-name="WWNum1">
        <text:list-item>
          <text:p text:style-name="P10">Find the employees who earns between Rs. 1200 and Rs.1400.</text:p>
        </text:list-item>
      </text:list>
      <text:p text:style-name="P4"><text:span text:style-name="T4"><text:s text:c="3"/></text:span><text:span text:style-name="T9">select * from emp <text:s/>where salary between 1200 and 1400;</text:span></text:p>
      <text:list xml:id="list32564351" text:continue-numbering="true" text:style-name="WWNum1">
        <text:list-item>
          <text:p text:style-name="P10">Find the employees who are clerks, analysts or salesman.</text:p>
        </text:list-item>
      </text:list>
      <text:p text:style-name="P5"><text:s text:c="2"/>select * from emp <text:s/>where <text:s/>role <text:s/>in ('clerk','manager','salesman');</text:p>
      <text:list xml:id="list32547760" text:continue-numbering="true" text:style-name="WWNum1">
        <text:list-item>
          <text:p text:style-name="P10">Find the employees who are not clerks, analyst or salesman.</text:p>
        </text:list-item>
      </text:list>
      <text:p text:style-name="Standard"><text:span text:style-name="T4"><text:s text:c="12"/></text:span><text:span text:style-name="T9"><text:s/>select * from emp <text:s/>where <text:s/>role <text:s text:c="2"/>not in ('clerk','manager','salesman');</text:span></text:p>
      <text:list xml:id="list32551568" text:continue-numbering="true" text:style-name="WWNum1">
        <text:list-item>
          <text:p text:style-name="P10">Find the employees who do not receive a commission i.e. commission is NULL.</text:p>
        </text:list-item>
      </text:list>
      <text:p text:style-name="P4"><text:soft-page-break/><text:span text:style-name="T4"><text:s/></text:span><text:span text:style-name="T9">select * from emp <text:s/>where <text:s/>COMMISSION is null;</text:span></text:p>
      <text:p text:style-name="P5"/>
      <text:list xml:id="list32566086" text:continue-numbering="true" text:style-name="WWNum1">
        <text:list-item>
          <text:p text:style-name="P10">Find the employee whose commission is Rs. 0.</text:p>
        </text:list-item>
      </text:list>
      <text:p text:style-name="P5"><text:s/>select * from emp <text:s/>where <text:s/>COMMISSION = 0;</text:p>
      <text:list xml:id="list32534800" text:continue-numbering="true" text:style-name="WWNum1">
        <text:list-item>
          <text:p text:style-name="P10">Find the different jobs of the employees receiving commission.</text:p>
        </text:list-item>
      </text:list>
      <text:p text:style-name="P4"><text:span text:style-name="T4"><text:s text:c="2"/></text:span><text:span text:style-name="T9">select role from emp <text:s/>where <text:s/>COMMISSION is not null;</text:span></text:p>
      <text:list xml:id="list32567331" text:continue-numbering="true" text:style-name="WWNum1">
        <text:list-item>
          <text:p text:style-name="P10">Find all employees who do not receive a commission or whose Commission is less than Rs. 100. </text:p>
        </text:list-item>
      </text:list>
      <text:p text:style-name="P4"><text:span text:style-name="T4"><text:s/></text:span><text:span text:style-name="T9"><text:s/>select * from emp <text:s/>where <text:s/>COMMISSION &lt;100 and COMMISSION is null;</text:span></text:p>
      <text:list xml:id="list32547077" text:continue-numbering="true" text:style-name="WWNum1">
        <text:list-item>
          <text:p text:style-name="P10">The employees who not receiving commission are entailed to Rs. 250, Show the net earnings of all employees. (find about coalesce() )</text:p>
        </text:list-item>
      </text:list>
      <text:p text:style-name="P7"/>
      <text:list xml:id="list32548282" text:continue-numbering="true" text:style-name="WWNum1">
        <text:list-item>
          <text:p text:style-name="P10">Find all employees whose total earnings are greater than Rs. 2000.</text:p>
        </text:list-item>
      </text:list>
      <text:p text:style-name="P4"><text:span text:style-name="T4"><text:s/></text:span><text:span text:style-name="T9">select * from emp <text:s/>where <text:s/>salary &gt; 2000;</text:span></text:p>
      <text:list xml:id="list32550014" text:continue-numbering="true" text:style-name="WWNum1">
        <text:list-item>
          <text:p text:style-name="P10">Find all employees whose names begin with m.</text:p>
        </text:list-item>
      </text:list>
      <text:p text:style-name="P5"><text:s text:c="3"/>select * from emp <text:s/>where <text:s/>name like 'm%';</text:p>
      <text:list xml:id="list32540862" text:continue-numbering="true" text:style-name="WWNum1">
        <text:list-item>
          <text:p text:style-name="P10">Find all employees whose names end with m.</text:p>
        </text:list-item>
      </text:list>
      <text:p text:style-name="P4"><text:span text:style-name="T4"><text:s text:c="4"/></text:span><text:span text:style-name="T9"><text:s/>select * from emp <text:s/>where <text:s/>name like '%m';</text:span></text:p>
      <text:list xml:id="list32560338" text:continue-numbering="true" text:style-name="WWNum1">
        <text:list-item>
          <text:p text:style-name="P10">Find all employees whose names contain the letter m.</text:p>
        </text:list-item>
      </text:list>
      <text:p text:style-name="P5"><text:s/>select * from emp <text:s/>where <text:s/>name like '%m%';</text:p>
      <text:list xml:id="list32536270" text:continue-numbering="true" text:style-name="WWNum1">
        <text:list-item>
          <text:p text:style-name="P10">Find the employees whose names are 5 characters long and end with n.</text:p>
        </text:list-item>
      </text:list>
      <text:p text:style-name="P4"><text:span text:style-name="T4"><text:s/></text:span><text:span text:style-name="T11">Select * from emp where name like ‘%n’ and length(name)=5;</text:span></text:p>
      <text:list xml:id="list32556065" text:continue-numbering="true" text:style-name="WWNum1">
        <text:list-item>
          <text:p text:style-name="P10">Find the employees who have the letter r as the third letter in their name.</text:p>
        </text:list-item>
      </text:list>
      <text:p text:style-name="P6">select * from emp <text:s/>where <text:s/>name like '--r%';</text:p>
      <text:p text:style-name="P1"/>
      <text:p text:style-name="P3"><text:soft-page-break/>2)<text:tab/>Numeric, Character &amp; Date Function </text:p>
      <text:list xml:id="list2085679779722248083" text:style-name="L1">
        <text:list-item>
          <text:p text:style-name="P11">Find all employees hired in month of February (of any year).</text:p>
          <text:p text:style-name="P41"><text:s text:c="16"/><text:span text:style-name="T12">Select * from emp where month(Hired_Date)=2</text:span></text:p>
        </text:list-item>
      </text:list>
      <text:list xml:id="list436718826828124987" text:style-name="L2">
        <text:list-item>
          <text:p text:style-name="P12">Find all employees who were hired on the last day of the month.</text:p>
          <text:p text:style-name="P42"><text:span text:style-name="T14"><text:s text:c="16"/>Select * from emp where day(Hired_Date)=31</text:span></text:p>
        </text:list-item>
      </text:list>
      <text:list xml:id="list727830177755831062" text:style-name="L3">
        <text:list-item>
          <text:p text:style-name="P13">Find the employees who were hired more than 12 years ago.</text:p>
          <text:p text:style-name="P43"><text:span text:style-name="T14">Select * from emp <text:s/>where datediff(year(Hired_Date),year(curdate()))&gt;12</text:span></text:p>
        </text:list-item>
      </text:list>
      <text:list xml:id="list1937506686380058810" text:style-name="L4">
        <text:list-item>
          <text:p text:style-name="P14">Find the managers hired in the year 2007.</text:p>
        </text:list-item>
        <text:list-item>
          <text:p text:style-name="P33"><text:span text:style-name="T14">Select * from emp <text:s/>where year(Hired_Date)=2007 and role=Manager</text:span></text:p>
        </text:list-item>
      </text:list>
      <text:list xml:id="list1373635777832283380" text:style-name="L5">
        <text:list-item>
          <text:p text:style-name="P57">Display the names and the jobs of all employees, separated b','(comma)example (smith, clerk).<text:span text:style-name="T15">Select concat(name,”,”,role) from emp;</text:span></text:p>
        </text:list-item>
      </text:list>
      <text:list xml:id="list1448879930297080175" text:style-name="L6">
        <text:list-item>
          <text:p text:style-name="P15">Display the names of all employees with the initial letter only in capitals.</text:p>
          <text:p text:style-name="P48"><text:span text:style-name="T13">Select upper(substring(name,1,1)) from emp;</text:span></text:p>
          <text:p text:style-name="P44"><text:span text:style-name="T15">Select upper(left(name,1)) from emp;</text:span></text:p>
        </text:list-item>
      </text:list>
      <text:list xml:id="list3984449608518693171" text:style-name="L7">
        <text:list-item>
          <text:p text:style-name="P16">Display the names of all employees, right aligning them to 15 characters.</text:p>
          <text:p text:style-name="P45"><text:span text:style-name="T15">Select lpad(name,15,’’)from emp;</text:span></text:p>
        </text:list-item>
      </text:list>
      <text:p text:style-name="P34">38.<text:tab/>Display the names of all employees, padding them to right up-to 15 characters with '-'.<text:span text:style-name="T15">Select rpad(name,15,’’)from emp;</text:span></text:p>
      <text:list xml:id="list6364774227184374182" text:style-name="L8">
        <text:list-item>
          <text:p text:style-name="P17">Display the length of the name of all employees.</text:p>
          <text:p text:style-name="P50"><text:span text:style-name="T15">Select length(name) from emp;</text:span></text:p>
        </text:list-item>
      </text:list>
      <text:list xml:id="list6981911276835780176" text:style-name="L9">
        <text:list-item>
          <text:p text:style-name="P18">Display the names of all employees centering them with 20 characters.</text:p>
          <text:p text:style-name="P51"><text:span text:style-name="T15">Select mid(name,20) from emp;</text:span></text:p>
        </text:list-item>
      </text:list>
      <text:list xml:id="list1981714355998538738" text:style-name="L10">
        <text:list-item>
          <text:p text:style-name="P19">Display the names of all employees without any leading 'a'.</text:p>
          <text:p text:style-name="P52"><text:span text:style-name="T15">Select name from emp where name not like ‘a%’</text:span></text:p>
        </text:list-item>
      </text:list>
      <text:list xml:id="list8354322388105269809" text:style-name="L11">
        <text:list-item>
          <text:p text:style-name="P20">Display the names of all employees without any trailing 'r'.</text:p>
          <text:p text:style-name="P53"><text:span text:style-name="T15">Select name from emp where name not like ‘r%’</text:span></text:p>
        </text:list-item>
      </text:list>
      <text:list xml:id="list8454717072595307002" text:style-name="L12">
        <text:list-item>
          <text:p text:style-name="P21"><text:soft-page-break/>Show the first three characters of the names of all employees.</text:p>
          <text:p text:style-name="P54"><text:span text:style-name="T15">Select substring(name,1,3) from emp;</text:span></text:p>
        </text:list-item>
      </text:list>
      <text:list xml:id="list3614917382761534237" text:style-name="L13">
        <text:list-item>
          <text:p text:style-name="P22">Show the last three characters of the names of all employees.</text:p>
          <text:p text:style-name="P46"><text:span text:style-name="T15">Select substring(name,3) from emp;</text:span></text:p>
        </text:list-item>
      </text:list>
      <text:list xml:id="list8292484786728157051" text:style-name="L14">
        <text:list-item>
          <text:p text:style-name="P23">Display the names of all employees replacing any 'a' with 'e'.</text:p>
          <text:p text:style-name="P56"><text:span text:style-name="T15">Select substring(name,'a','e') from emp;</text:span></text:p>
        </text:list-item>
      </text:list>
      <text:list xml:id="list5334400528755939068" text:style-name="L15">
        <text:list-item>
          <text:p text:style-name="P24">Display the names of all employees and the position at which the string 'ar' occurs in the name.</text:p>
          <text:p text:style-name="P55"><text:span text:style-name="T15">Select name from emp where name like %ar%;</text:span></text:p>
        </text:list-item>
      </text:list>
      <text:list xml:id="list5735536734524928283" text:style-name="L16">
        <text:list-item>
          <text:p text:style-name="P25">Show the salary of all employees rounding it to the nearest Rs. 1000. For example (3790 will be 4000)</text:p>
          <text:p text:style-name="P35"/>
        </text:list-item>
      </text:list>
      <text:list xml:id="list4113068986740774754" text:style-name="L19">
        <text:list-item>
          <text:p text:style-name="P28">Show the daily salary of all employees assuming a month has 30 days.</text:p>
          <text:p text:style-name="P37">Select name salary/30 from emp;</text:p>
        </text:list-item>
      </text:list>
      <text:p text:style-name="P7">49.<text:tab/>Display the name of all employees, and their bonus. Assume each Employee gets a bonus of 20 percent of his salary subject to the Maximum of Rs. 500.</text:p>
      <text:p text:style-name="P7">50.<text:tab/>Display the name of all employees, and their bonus. Assume each employee gets a bonus of 20 percent of his salary subject to the Maximum of Rs. 200.</text:p>
      <text:p text:style-name="P7">51.<text:tab/>For each employee display the number of days passed since the employee joined the company.</text:p>
      <text:p text:style-name="Standard"/>
      <text:p text:style-name="P3">3)<text:tab/>Ordering by Queries</text:p>
      <text:list xml:id="list4448571529157339286" text:style-name="L17">
        <text:list-item>
          <text:p text:style-name="P26">Display the details of all employees, sorted on the name</text:p>
          <text:p text:style-name="P38">Select * from emp order by name asc;</text:p>
        </text:list-item>
      </text:list>
      <text:list xml:id="list2349086674999560838" text:style-name="L18">
        <text:list-item>
          <text:p text:style-name="P27">Display the name of all employees, based on their tenure, with the oldest employee coming first.</text:p>
          <text:p text:style-name="P36">Select name from emp order by hire_date desc;</text:p>
          <text:p text:style-name="P49"><text:soft-page-break/><text:span text:style-name="T15"/></text:p>
        </text:list-item>
      </text:list>
      <text:list xml:id="list5239214632110287440" text:style-name="L20">
        <text:list-item>
          <text:p text:style-name="P29">Display the names, job and salary of all employees sorted on jobs and Salary.</text:p>
          <text:p text:style-name="P47"><text:span text:style-name="T15">Select name,role ,salsary from emp order by role ,salary;</text:span></text:p>
        </text:list-item>
      </text:list>
      <text:list xml:id="list7729578319756142822" text:style-name="L21">
        <text:list-item>
          <text:p text:style-name="P30">Display the names, job and salary of all employees, sorted on jobs and within job, sorted on the descending order of salary.</text:p>
          <text:p text:style-name="P39">Select name,role,salary from emp order by role,salary desc;</text:p>
        </text:list-item>
      </text:list>
      <text:list xml:id="list7936357123296056103" text:style-name="L22">
        <text:list-item>
          <text:p text:style-name="P31">Display the names, job and salary of all employees, sorted on Descending order of job and within job, sorted on the descending order of salary.</text:p>
          <text:p text:style-name="P40">Select name,role,salary from emp order by role desc,salary desc;</text:p>
        </text:list-item>
      </text:list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font-name-asian="SimSun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4T17:59:00</meta:creation-date>
    <meta:initial-creator>sony</meta:initial-creator>
    <dc:creator>veer chandra</dc:creator>
    <dc:date>2022-02-07T12:31:44.82</dc:date>
    <meta:editing-cycles>7</meta:editing-cycles>
    <meta:editing-duration>PT37M47S</meta:editing-duration>
    <meta:generator>OpenOffice/4.1.11$Win32 OpenOffice.org_project/4111m1$Build-9808</meta:generator>
    <meta:document-statistic meta:table-count="0" meta:image-count="0" meta:object-count="0" meta:page-count="6" meta:paragraph-count="111" meta:word-count="1218" meta:character-count="7190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